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a4f6" officeooo:paragraph-rsid="0017a4f6"/>
    </style:style>
    <style:style style:name="P2" style:family="paragraph" style:parent-style-name="Standard">
      <style:paragraph-properties fo:text-align="start" style:justify-single-word="false"/>
      <style:text-properties officeooo:rsid="0018ff25" officeooo:paragraph-rsid="0018ff25"/>
    </style:style>
    <style:style style:name="P3" style:family="paragraph" style:parent-style-name="Standard">
      <style:paragraph-properties fo:text-align="start" style:justify-single-word="false"/>
      <style:text-properties officeooo:rsid="001a1d9a" officeooo:paragraph-rsid="001a1d9a"/>
    </style:style>
    <style:style style:name="P4" style:family="paragraph" style:parent-style-name="Header">
      <style:text-properties officeooo:rsid="00179e6e" officeooo:paragraph-rsid="00179e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 </text:p>
      <text:p text:style-name="P1"/>
      <text:p text:style-name="P2">Exercise 1 : Poor man image processing</text:p>
      <text:p text:style-name="P2"/>
      <text:p text:style-name="P3">1. Conversion and visualization</text:p>
      <text:p text:style-name="P3"/>
      <text:p text:style-name="P3">2. Basic operations</text:p>
      <text:p text:style-name="P3"/>
      <text:p text:style-name="P3">3. Image compression by SVD</text:p>
      <text:p text:style-name="P3"/>
      <text:p text:style-name="P3">4. Image denois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9e6e" officeooo:paragraph-rsid="00179e6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OUHDID Sabine<text:tab/><text:tab/>M2GICA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4:37:22.142523597</meta:creation-date>
    <meta:generator>LibreOffice/4.2.8.2$Linux_X86_64 LibreOffice_project/420m0$Build-2</meta:generator>
    <dc:date>2015-10-08T14:43:10.916421465</dc:date>
    <meta:editing-duration>PT2M</meta:editing-duration>
    <meta:editing-cycles>5</meta:editing-cycles>
    <meta:document-statistic meta:table-count="0" meta:image-count="0" meta:object-count="0" meta:page-count="1" meta:paragraph-count="7" meta:word-count="26" meta:character-count="158" meta:non-whitespace-character-count="137"/>
  </office:meta>
</office:document-meta>
</file>